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06pt" svg:y="0pt">
            <draw:object draw:notify-on-update-of-ranges="Sheet1.A2:Sheet1.A15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6.41pt" svg:y="279.89pt">
            <draw:object draw:notify-on-update-of-ranges="Sheet1.A23:Sheet1.A31 Sheet1.B23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8.74pt" svg:y="560.01pt">
            <draw:object draw:notify-on-update-of-ranges="Sheet1.A44:Sheet1.A51 Sheet1.B44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39.43pt" svg:y="13.35pt">
            <draw:object draw:notify-on-update-of-ranges="Sheet1.L2:Sheet1.L15 Sheet1.M2:Sheet1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38.66pt" svg:y="280.43pt">
            <draw:object draw:notify-on-update-of-ranges="Sheet1.L17:Sheet1.L23 Sheet1.M17:Sheet1.M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cut</text:p>
          </table:table-cell>
          <table:table-cell table:number-columns-repeated="10"/>
          <table:table-cell office:value-type="string" calcext:value-type="string">
            <text:p>bulk ecut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9.259515" calcext:value-type="float">
            <text:p>-9.259515</text:p>
          </table:table-cell>
          <table:table-cell table:style-name="ce2" table:formula="of:=ABS(([.B2]-[.B3])/[.B3])" office:value-type="percentage" office:value="0.0150822630212732" calcext:value-type="percentage">
            <text:p>1.51%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-3.386709" calcext:value-type="float">
            <text:p>-3.386709</text:p>
          </table:table-cell>
          <table:table-cell table:style-name="ce2" table:formula="of:=ABS(([.M2]-[.M3])/[.M3])" office:value-type="percentage" office:value="0.0138058658404483" calcext:value-type="percentage">
            <text:p>1.38%</text:p>
          </table:table-cell>
        </table:table-row>
        <table:table-row table:style-name="ro1">
          <table:table-cell table:formula="of:=[.A2]+50" office:value-type="float" office:value="350" calcext:value-type="float">
            <text:p>350</text:p>
          </table:table-cell>
          <table:table-cell office:value-type="float" office:value="-9.401308" calcext:value-type="float">
            <text:p>-9.401308</text:p>
          </table:table-cell>
          <table:table-cell table:style-name="ce2" table:formula="of:=ABS(([.B3]-[.B4])/[.B4])" office:value-type="percentage" office:value="0.0321957072733448" calcext:value-type="percentage">
            <text:p>3.22%</text:p>
          </table:table-cell>
          <table:table-cell table:number-columns-repeated="8"/>
          <table:table-cell table:formula="of:=[.L2]+50" office:value-type="float" office:value="350" calcext:value-type="float">
            <text:p>350</text:p>
          </table:table-cell>
          <table:table-cell office:value-type="float" office:value="-3.43412" calcext:value-type="float">
            <text:p>-3.43412</text:p>
          </table:table-cell>
          <table:table-cell table:style-name="ce2" table:formula="of:=ABS(([.M3]-[.M4])/[.M4])" office:value-type="percentage" office:value="0.0286883310060191" calcext:value-type="percentage">
            <text:p>2.87%</text:p>
          </table:table-cell>
        </table:table-row>
        <table:table-row table:style-name="ro1">
          <table:table-cell table:formula="of:=[.A3]+50" office:value-type="float" office:value="400" calcext:value-type="float">
            <text:p>400</text:p>
          </table:table-cell>
          <table:table-cell office:value-type="float" office:value="-9.714059" calcext:value-type="float">
            <text:p>-9.714059</text:p>
          </table:table-cell>
          <table:table-cell table:style-name="ce2" table:formula="of:=ABS(([.B4]-[.B5])/[.B5])" office:value-type="percentage" office:value="0.0256932966521222" calcext:value-type="percentage">
            <text:p>2.57%</text:p>
          </table:table-cell>
          <table:table-cell table:number-columns-repeated="8"/>
          <table:table-cell table:formula="of:=[.L3]+50" office:value-type="float" office:value="400" calcext:value-type="float">
            <text:p>400</text:p>
          </table:table-cell>
          <table:table-cell office:value-type="float" office:value="-3.535549" calcext:value-type="float">
            <text:p>-3.535549</text:p>
          </table:table-cell>
          <table:table-cell table:style-name="ce2" table:formula="of:=ABS(([.M4]-[.M5])/[.M5])" office:value-type="percentage" office:value="0.0236327043024738" calcext:value-type="percentage">
            <text:p>2.36%</text:p>
          </table:table-cell>
        </table:table-row>
        <table:table-row table:style-name="ro1">
          <table:table-cell table:formula="of:=[.A4]+50" office:value-type="float" office:value="450" calcext:value-type="float">
            <text:p>450</text:p>
          </table:table-cell>
          <table:table-cell office:value-type="float" office:value="-9.970227" calcext:value-type="float">
            <text:p>-9.970227</text:p>
          </table:table-cell>
          <table:table-cell table:style-name="ce2" table:formula="of:=ABS(([.B5]-[.B6])/[.B6])" office:value-type="percentage" office:value="0.0111029680220596" calcext:value-type="percentage">
            <text:p>1.11%</text:p>
          </table:table-cell>
          <table:table-cell table:number-columns-repeated="8"/>
          <table:table-cell table:formula="of:=[.L4]+50" office:value-type="float" office:value="450" calcext:value-type="float">
            <text:p>450</text:p>
          </table:table-cell>
          <table:table-cell office:value-type="float" office:value="-3.621126" calcext:value-type="float">
            <text:p>-3.621126</text:p>
          </table:table-cell>
          <table:table-cell table:style-name="ce2" table:formula="of:=ABS(([.M5]-[.M6])/[.M6])" office:value-type="percentage" office:value="0.0101783257097029" calcext:value-type="percentage">
            <text:p>1.02%</text:p>
          </table:table-cell>
        </table:table-row>
        <table:table-row table:style-name="ro1">
          <table:table-cell table:formula="of:=[.A5]+50" office:value-type="float" office:value="500" calcext:value-type="float">
            <text:p>500</text:p>
          </table:table-cell>
          <table:table-cell office:value-type="float" office:value="-10.082169" calcext:value-type="float">
            <text:p>-10.082169</text:p>
          </table:table-cell>
          <table:table-cell table:style-name="ce2" table:formula="of:=ABS(([.B6]-[.B7])/[.B7])" office:value-type="percentage" office:value="0.00211065597703123" calcext:value-type="percentage">
            <text:p>0.21%</text:p>
          </table:table-cell>
          <table:table-cell table:number-columns-repeated="8"/>
          <table:table-cell table:formula="of:=[.L5]+50" office:value-type="float" office:value="500" calcext:value-type="float">
            <text:p>500</text:p>
          </table:table-cell>
          <table:table-cell office:value-type="float" office:value="-3.658362" calcext:value-type="float">
            <text:p>-3.658362</text:p>
          </table:table-cell>
          <table:table-cell table:style-name="ce2" table:formula="of:=ABS(([.M6]-[.M7])/[.M7])" office:value-type="percentage" office:value="0.00197756936019678" calcext:value-type="percentage">
            <text:p>0.20%</text:p>
          </table:table-cell>
        </table:table-row>
        <table:table-row table:style-name="ro1">
          <table:table-cell table:formula="of:=[.A6]+50" office:value-type="float" office:value="550" calcext:value-type="float">
            <text:p>550</text:p>
          </table:table-cell>
          <table:table-cell office:value-type="float" office:value="-10.103494" calcext:value-type="float">
            <text:p>-10.103494</text:p>
          </table:table-cell>
          <table:table-cell table:style-name="ce2" table:formula="of:=ABS(([.B7]-[.B8])/[.B8])" office:value-type="percentage" office:value="0.000268844574885734" calcext:value-type="percentage">
            <text:p>0.03%</text:p>
          </table:table-cell>
          <table:table-cell table:number-columns-repeated="8"/>
          <table:table-cell table:formula="of:=[.L6]+50" office:value-type="float" office:value="550" calcext:value-type="float">
            <text:p>550</text:p>
          </table:table-cell>
          <table:table-cell office:value-type="float" office:value="-3.665611" calcext:value-type="float">
            <text:p>-3.665611</text:p>
          </table:table-cell>
          <table:table-cell table:style-name="ce2" table:formula="of:=ABS(([.M7]-[.M8])/[.M8])" office:value-type="percentage" office:value="0.000267005582844022" calcext:value-type="percentage">
            <text:p>0.03%</text:p>
          </table:table-cell>
        </table:table-row>
        <table:table-row table:style-name="ro1">
          <table:table-cell table:formula="of:=[.A7]+50" office:value-type="float" office:value="600" calcext:value-type="float">
            <text:p>600</text:p>
          </table:table-cell>
          <table:table-cell office:value-type="float" office:value="-10.106211" calcext:value-type="float">
            <text:p>-10.106211</text:p>
          </table:table-cell>
          <table:table-cell table:style-name="ce2" table:formula="of:=ABS(([.B8]-[.B9])/[.B9])" office:value-type="percentage" office:value="0.00136008241127079" calcext:value-type="percentage">
            <text:p>0.14%</text:p>
          </table:table-cell>
          <table:table-cell table:number-columns-repeated="8"/>
          <table:table-cell table:formula="of:=[.L7]+50" office:value-type="float" office:value="600" calcext:value-type="float">
            <text:p>600</text:p>
          </table:table-cell>
          <table:table-cell office:value-type="float" office:value="-3.66659" calcext:value-type="float">
            <text:p>-3.66659</text:p>
          </table:table-cell>
          <table:table-cell table:style-name="ce2" table:formula="of:=ABS(([.M8]-[.M9])/[.M9])" office:value-type="percentage" office:value="0.00122280125271059" calcext:value-type="percentage">
            <text:p>0.12%</text:p>
          </table:table-cell>
        </table:table-row>
        <table:table-row table:style-name="ro1">
          <table:table-cell table:formula="of:=[.A8]+50" office:value-type="float" office:value="650" calcext:value-type="float">
            <text:p>650</text:p>
          </table:table-cell>
          <table:table-cell office:value-type="float" office:value="-10.119975" calcext:value-type="float">
            <text:p>-10.119975</text:p>
          </table:table-cell>
          <table:table-cell table:style-name="ce2" table:formula="of:=ABS(([.B9]-[.B10])/[.B10])" office:value-type="percentage" office:value="0.00263278001326345" calcext:value-type="percentage">
            <text:p>0.26%</text:p>
          </table:table-cell>
          <table:table-cell table:number-columns-repeated="8"/>
          <table:table-cell table:formula="of:=[.L8]+50" office:value-type="float" office:value="650" calcext:value-type="float">
            <text:p>650</text:p>
          </table:table-cell>
          <table:table-cell office:value-type="float" office:value="-3.671079" calcext:value-type="float">
            <text:p>-3.671079</text:p>
          </table:table-cell>
          <table:table-cell table:style-name="ce2" table:formula="of:=ABS(([.M9]-[.M10])/[.M10])" office:value-type="percentage" office:value="0.00236725465311889" calcext:value-type="percentage">
            <text:p>0.24%</text:p>
          </table:table-cell>
        </table:table-row>
        <table:table-row table:style-name="ro1">
          <table:table-cell table:formula="of:=[.A9]+50" office:value-type="float" office:value="700" calcext:value-type="float">
            <text:p>700</text:p>
          </table:table-cell>
          <table:table-cell office:value-type="float" office:value="-10.146689" calcext:value-type="float">
            <text:p>-10.146689</text:p>
          </table:table-cell>
          <table:table-cell table:style-name="ce2" table:formula="of:=ABS(([.B10]-[.B11])/[.B11])" office:value-type="percentage" office:value="0.00295682917386448" calcext:value-type="percentage">
            <text:p>0.30%</text:p>
          </table:table-cell>
          <table:table-cell table:number-columns-repeated="8"/>
          <table:table-cell table:formula="of:=[.L9]+50" office:value-type="float" office:value="700" calcext:value-type="float">
            <text:p>700</text:p>
          </table:table-cell>
          <table:table-cell office:value-type="float" office:value="-3.67979" calcext:value-type="float">
            <text:p>-3.67979</text:p>
          </table:table-cell>
          <table:table-cell table:style-name="ce2" table:formula="of:=ABS(([.M10]-[.M11])/[.M11])" office:value-type="percentage" office:value="0.00268126015161734" calcext:value-type="percentage">
            <text:p>0.27%</text:p>
          </table:table-cell>
        </table:table-row>
        <table:table-row table:style-name="ro1">
          <table:table-cell table:formula="of:=[.A10]+50" office:value-type="float" office:value="750" calcext:value-type="float">
            <text:p>750</text:p>
          </table:table-cell>
          <table:table-cell office:value-type="float" office:value="-10.17678" calcext:value-type="float">
            <text:p>-10.17678</text:p>
          </table:table-cell>
          <table:table-cell table:style-name="ce2" table:formula="of:=ABS(([.B11]-[.B12])/[.B12])" office:value-type="percentage" office:value="0.00237261448234939" calcext:value-type="percentage">
            <text:p>0.24%</text:p>
          </table:table-cell>
          <table:table-cell table:number-columns-repeated="8"/>
          <table:table-cell table:formula="of:=[.L10]+50" office:value-type="float" office:value="750" calcext:value-type="float">
            <text:p>750</text:p>
          </table:table-cell>
          <table:table-cell office:value-type="float" office:value="-3.689683" calcext:value-type="float">
            <text:p>-3.689683</text:p>
          </table:table-cell>
          <table:table-cell table:style-name="ce2" table:formula="of:=ABS(([.M11]-[.M12])/[.M12])" office:value-type="percentage" office:value="0.00221721515180848" calcext:value-type="percentage">
            <text:p>0.22%</text:p>
          </table:table-cell>
        </table:table-row>
        <table:table-row table:style-name="ro1">
          <table:table-cell table:formula="of:=[.A11]+50" office:value-type="float" office:value="800" calcext:value-type="float">
            <text:p>800</text:p>
          </table:table-cell>
          <table:table-cell office:value-type="float" office:value="-10.200983" calcext:value-type="float">
            <text:p>-10.200983</text:p>
          </table:table-cell>
          <table:table-cell table:style-name="ce2" table:formula="of:=ABS(([.B12]-[.B13])/[.B13])" office:value-type="percentage" office:value="0.00156103613100284" calcext:value-type="percentage">
            <text:p>0.16%</text:p>
          </table:table-cell>
          <table:table-cell table:number-columns-repeated="8"/>
          <table:table-cell table:formula="of:=[.L11]+50" office:value-type="float" office:value="800" calcext:value-type="float">
            <text:p>800</text:p>
          </table:table-cell>
          <table:table-cell office:value-type="float" office:value="-3.697882" calcext:value-type="float">
            <text:p>-3.697882</text:p>
          </table:table-cell>
          <table:table-cell table:style-name="ce2" table:formula="of:=ABS(([.M12]-[.M13])/[.M13])" office:value-type="percentage" office:value="0.00139857269431966" calcext:value-type="percentage">
            <text:p>0.14%</text:p>
          </table:table-cell>
        </table:table-row>
        <table:table-row table:style-name="ro1">
          <table:table-cell table:style-name="ce1" table:formula="of:=[.A12]+50" office:value-type="float" office:value="850" calcext:value-type="float">
            <text:p>850</text:p>
          </table:table-cell>
          <table:table-cell table:style-name="ce1" office:value-type="float" office:value="-10.216932" calcext:value-type="float">
            <text:p>-10.216932</text:p>
          </table:table-cell>
          <table:table-cell table:style-name="ce3" table:formula="of:=ABS(([.B13]-[.B14])/[.B14])" office:value-type="percentage" office:value="0.000894868543507738" calcext:value-type="percentage">
            <text:p>0.09%</text:p>
          </table:table-cell>
          <table:table-cell table:number-columns-repeated="8"/>
          <table:table-cell table:formula="of:=[.L12]+50" office:value-type="float" office:value="850" calcext:value-type="float">
            <text:p>850</text:p>
          </table:table-cell>
          <table:table-cell office:value-type="float" office:value="-3.703061" calcext:value-type="float">
            <text:p>-3.703061</text:p>
          </table:table-cell>
          <table:table-cell table:style-name="ce2" table:formula="of:=ABS(([.M13]-[.M14])/[.M14])" office:value-type="percentage" office:value="0.000827548319971721" calcext:value-type="percentage">
            <text:p>0.08%</text:p>
          </table:table-cell>
        </table:table-row>
        <table:table-row table:style-name="ro1">
          <table:table-cell table:formula="of:=[.A13]+50" office:value-type="float" office:value="900" calcext:value-type="float">
            <text:p>900</text:p>
          </table:table-cell>
          <table:table-cell office:value-type="float" office:value="-10.226083" calcext:value-type="float">
            <text:p>-10.226083</text:p>
          </table:table-cell>
          <table:table-cell table:style-name="ce2" table:formula="of:=ABS(([.B14]-[.B15])/[.B15])" office:value-type="percentage" office:value="0.000468483832665077" calcext:value-type="percentage">
            <text:p>0.05%</text:p>
          </table:table-cell>
          <table:table-cell table:number-columns-repeated="8"/>
          <table:table-cell table:formula="of:=[.L13]+50" office:value-type="float" office:value="900" calcext:value-type="float">
            <text:p>900</text:p>
          </table:table-cell>
          <table:table-cell office:value-type="float" office:value="-3.706128" calcext:value-type="float">
            <text:p>-3.706128</text:p>
          </table:table-cell>
          <table:table-cell table:style-name="ce2" table:formula="of:=ABS(([.M14]-[.M15])/[.M15])" office:value-type="percentage" office:value="0.000428026425979285" calcext:value-type="percentage">
            <text:p>0.04%</text:p>
          </table:table-cell>
        </table:table-row>
        <table:table-row table:style-name="ro1">
          <table:table-cell table:formula="of:=[.A14]+50" office:value-type="float" office:value="950" calcext:value-type="float">
            <text:p>950</text:p>
          </table:table-cell>
          <table:table-cell office:value-type="float" office:value="-10.230876" calcext:value-type="float">
            <text:p>-10.230876</text:p>
          </table:table-cell>
          <table:table-cell table:number-columns-repeated="9"/>
          <table:table-cell table:formula="of:=[.L14]+50" office:value-type="float" office:value="950" calcext:value-type="float">
            <text:p>950</text:p>
          </table:table-cell>
          <table:table-cell office:value-type="float" office:value="-3.707715" calcext:value-type="float">
            <text:p>-3.707715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bulk k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-3.09861" calcext:value-type="float">
            <text:p>-3.09861</text:p>
          </table:table-cell>
          <table:table-cell table:style-name="ce2" table:formula="of:=ABS(([.M17]-[.M18])/[.M18])" office:value-type="percentage" office:value="0.240797461459925" calcext:value-type="percentage">
            <text:p>24.08%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-4.081401" calcext:value-type="float">
            <text:p>-4.081401</text:p>
          </table:table-cell>
          <table:table-cell table:style-name="ce2" table:formula="of:=ABS(([.M18]-[.M19])/[.M19])" office:value-type="percentage" office:value="0.116096240101464" calcext:value-type="percentage">
            <text:p>11.61%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-3.656854" calcext:value-type="float">
            <text:p>-3.656854</text:p>
          </table:table-cell>
          <table:table-cell table:style-name="ce2" table:formula="of:=ABS(([.M19]-[.M20])/[.M20])" office:value-type="percentage" office:value="0.0398044137150918" calcext:value-type="percentage">
            <text:p>3.98%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3.808447" calcext:value-type="float">
            <text:p>-3.808447</text:p>
          </table:table-cell>
          <table:table-cell table:style-name="ce2" table:formula="of:=ABS(([.M20]-[.M21])/[.M21])" office:value-type="percentage" office:value="0.0284591585177776" calcext:value-type="percentage">
            <text:p>2.85%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-3.703061" calcext:value-type="float">
            <text:p>-3.703061</text:p>
          </table:table-cell>
          <table:table-cell table:style-name="ce2" table:formula="of:=ABS(([.M21]-[.M22])/[.M22])" office:value-type="percentage" office:value="0.0112702124892965" calcext:value-type="percentage">
            <text:p>1.13%</text:p>
          </table:table-cell>
        </table:table-row>
        <table:table-row table:style-name="ro1">
          <table:table-cell office:value-type="string" calcext:value-type="string">
            <text:p>kpts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3.745271" calcext:value-type="float">
            <text:p>-3.745271</text:p>
          </table:table-cell>
          <table:table-cell table:style-name="ce2" table:formula="of:=ABS(([.M22]-[.M23])/[.M23])" office:value-type="percentage" office:value="0.0097985159597285" calcext:value-type="percentage">
            <text:p>0.9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800982" calcext:value-type="float">
            <text:p>-10.800982</text:p>
          </table:table-cell>
          <table:table-cell table:style-name="ce2" table:formula="of:=ABS(([.B23]-[.B24])/[.B24])" office:value-type="percentage" office:value="0.0107664918698715" calcext:value-type="percentage">
            <text:p>1.08%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3.708929" calcext:value-type="float">
            <text:p>-3.708929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-10.685932" calcext:value-type="float">
            <text:p>-10.685932</text:p>
          </table:table-cell>
          <table:table-cell table:style-name="ce2" table:formula="of:=ABS(([.B24]-[.B25])/[.B25])" office:value-type="percentage" office:value="0.0352867818826954" calcext:value-type="percentage">
            <text:p>3.53%</text:p>
          </table:table-cell>
          <table:table-cell table:number-columns-repeated="1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-10.321712" calcext:value-type="float">
            <text:p>-10.321712</text:p>
          </table:table-cell>
          <table:table-cell table:style-name="ce2" table:formula="of:=ABS(([.B25]-[.B26])/[.B26])" office:value-type="percentage" office:value="0.00865629493065217" calcext:value-type="percentage">
            <text:p>0.87%</text:p>
          </table:table-cell>
          <table:table-cell table:number-columns-repeated="11"/>
        </table:table-row>
        <table:table-row table:style-name="ro1">
          <table:table-cell table:style-name="ce1" table:formula="of:=[.A25]+1" office:value-type="float" office:value="5" calcext:value-type="float">
            <text:p>5</text:p>
          </table:table-cell>
          <table:table-cell table:style-name="ce1" office:value-type="float" office:value="-10.233131" calcext:value-type="float">
            <text:p>-10.233131</text:p>
          </table:table-cell>
          <table:table-cell table:style-name="ce3" table:formula="of:=ABS(([.B26]-[.B27])/[.B27])" office:value-type="percentage" office:value="0.0015855053160773" calcext:value-type="percentage">
            <text:p>0.16%</text:p>
          </table:table-cell>
          <table:table-cell table:number-columns-repeated="1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-10.216932" calcext:value-type="float">
            <text:p>-10.216932</text:p>
          </table:table-cell>
          <table:table-cell table:style-name="ce2" table:formula="of:=ABS(([.B27]-[.B28])/[.B28])" office:value-type="percentage" office:value="0.00240636769122564" calcext:value-type="percentage">
            <text:p>0.24%</text:p>
          </table:table-cell>
          <table:table-cell table:number-columns-repeated="11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-10.241577" calcext:value-type="float">
            <text:p>-10.241577</text:p>
          </table:table-cell>
          <table:table-cell table:style-name="ce2" table:formula="of:=ABS(([.B28]-[.B29])/[.B29])" office:value-type="percentage" office:value="0.00196742796312887" calcext:value-type="percentage">
            <text:p>0.20%</text:p>
          </table:table-cell>
          <table:table-cell table:number-columns-repeated="11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-10.221467" calcext:value-type="float">
            <text:p>-10.221467</text:p>
          </table:table-cell>
          <table:table-cell table:style-name="ce2" table:formula="of:=ABS(([.B29]-[.B30])/[.B30])" office:value-type="percentage" office:value="0.00148836983939065" calcext:value-type="percentage">
            <text:p>0.15%</text:p>
          </table:table-cell>
          <table:table-cell table:number-columns-repeated="11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-10.236703" calcext:value-type="float">
            <text:p>-10.236703</text:p>
          </table:table-cell>
          <table:table-cell table:style-name="ce2" table:formula="of:=ABS(([.B30]-[.B31])/[.B31])" office:value-type="percentage" office:value="0.000193947698412351" calcext:value-type="percentage">
            <text:p>0.02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.234718" calcext:value-type="float">
            <text:p>-10.234718</text:p>
          </table:table-cell>
          <table:table-cell table:style-name="ce2"/>
          <table:table-cell table:number-columns-repeated="11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1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vac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.777769" calcext:value-type="float">
            <text:p>-10.777769</text:p>
          </table:table-cell>
          <table:table-cell table:formula="of:=ABS(([.B44]-[.B45])/[.B45])" office:value-type="float" office:value="0.0392312917725115" calcext:value-type="float">
            <text:p>0.03923129177251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.370905" calcext:value-type="float">
            <text:p>-10.370905</text:p>
          </table:table-cell>
          <table:table-cell table:formula="of:=ABS(([.B45]-[.B46])/[.B46])" office:value-type="float" office:value="0.0124048305360729" calcext:value-type="float">
            <text:p>0.01240483053607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243832" calcext:value-type="float">
            <text:p>-10.243832</text:p>
          </table:table-cell>
          <table:table-cell table:formula="of:=ABS(([.B46]-[.B47])/[.B47])" office:value-type="float" office:value="0.000940571256822368" calcext:value-type="float">
            <text:p>0.000940571256822</text:p>
          </table:table-cell>
          <table:table-cell table:number-columns-repeated="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-10.234206" calcext:value-type="float">
            <text:p>-10.234206</text:p>
          </table:table-cell>
          <table:table-cell table:style-name="ce1" table:formula="of:=ABS(([.B47]-[.B48])/[.B48])" office:value-type="float" office:value="0.0000933232264117385" calcext:value-type="float">
            <text:p>9.33232264117385E-0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.233251" calcext:value-type="float">
            <text:p>-10.233251</text:p>
          </table:table-cell>
          <table:table-cell table:formula="of:=ABS(([.B48]-[.B49])/[.B49])" office:value-type="float" office:value="0.00000859949167230757" calcext:value-type="float">
            <text:p>8.59949167230757E-06</text:p>
          </table:table-cell>
          <table:table-cell table:number-columns-repeated="11"/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office:value-type="float" office:value="-10.233163" calcext:value-type="float">
            <text:p>-10.233163</text:p>
          </table:table-cell>
          <table:table-cell table:formula="of:=ABS(([.B49]-[.B50])/[.B50])" office:value-type="float" office:value="0.000000390886137778447" calcext:value-type="float">
            <text:p>3.90886137778447E-07</text:p>
          </table:table-cell>
          <table:table-cell table:number-columns-repeated="11"/>
        </table:table-row>
        <table:table-row table:style-name="ro1">
          <table:table-cell table:formula="of:=[.A49]+1" office:value-type="float" office:value="7" calcext:value-type="float">
            <text:p>7</text:p>
          </table:table-cell>
          <table:table-cell office:value-type="float" office:value="-10.233159" calcext:value-type="float">
            <text:p>-10.233159</text:p>
          </table:table-cell>
          <table:table-cell table:formula="of:=ABS(([.B50]-[.B51])/[.B51])" office:value-type="float" office:value="0.00000918590862079979" calcext:value-type="float">
            <text:p>9.18590862079979E-06</text:p>
          </table:table-cell>
          <table:table-cell table:number-columns-repeated="11"/>
        </table:table-row>
        <table:table-row table:style-name="ro1">
          <table:table-cell table:formula="of:=[.A50]+1" office:value-type="float" office:value="8" calcext:value-type="float">
            <text:p>8</text:p>
          </table:table-cell>
          <table:table-cell office:value-type="float" office:value="-10.233065" calcext:value-type="float">
            <text:p>-10.233065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rel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ergy(k=4,4,1; ecut =850; vac=4)</text:p>
          </table:table-cell>
          <table:table-cell office:value-type="float" office:value="-10.327481" calcext:value-type="float">
            <text:p>-10.3274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rak before</text:p>
          </table:table-cell>
          <table:table-cell office:value-type="float" office:value="2.543" calcext:value-type="float">
            <text:p>2.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rak after</text:p>
          </table:table-cell>
          <table:table-cell office:value-type="float" office:value="2.57" calcext:value-type="float">
            <text:p>2.5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3:22:48.660420818</meta:creation-date>
    <dc:date>2019-12-10T00:27:44.459315242</dc:date>
    <meta:editing-duration>PT3M44S</meta:editing-duration>
    <meta:editing-cycles>1</meta:editing-cycles>
    <meta:document-statistic meta:table-count="1" meta:cell-count="163" meta:object-count="5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5" svg:x="0.32cm" svg:y="0.18cm" svg:width="12.508cm" svg:height="8.64cm">
          <chartooo:coordinate-region svg:x="1.338cm" svg:y="0.379cm" svg:width="11.11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A2:Sheet1.A15</svg:desc>
                </draw:g>
              </table:table-cell>
              <table:table-cell office:value-type="float" office:value="-9.259515">
                <text:p>-9.259515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-9.401308">
                <text:p>-9.401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-9.714059">
                <text:p>-9.714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-9.970227">
                <text:p>-9.970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10.082169">
                <text:p>-10.082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">
                <text:p>550</text:p>
              </table:table-cell>
              <table:table-cell office:value-type="float" office:value="-10.103494">
                <text:p>-10.10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10.106211">
                <text:p>-10.10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">
                <text:p>650</text:p>
              </table:table-cell>
              <table:table-cell office:value-type="float" office:value="-10.119975">
                <text:p>-10.119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-10.146689">
                <text:p>-10.146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0">
                <text:p>750</text:p>
              </table:table-cell>
              <table:table-cell office:value-type="float" office:value="-10.17678">
                <text:p>-10.17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-10.200983">
                <text:p>-10.200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0">
                <text:p>850</text:p>
              </table:table-cell>
              <table:table-cell office:value-type="float" office:value="-10.216932">
                <text:p>-10.216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-10.226083">
                <text:p>-10.226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0">
                <text:p>950</text:p>
              </table:table-cell>
              <table:table-cell office:value-type="float" office:value="-10.230876">
                <text:p>-10.230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3:Sheet1.B31" svg:x="0.32cm" svg:y="0.18cm" svg:width="12.508cm" svg:height="8.64cm">
          <chartooo:coordinate-region svg:x="1.338cm" svg:y="0.379cm" svg:width="11.30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:Sheet1.B31" chart:class="chart:scatter">
            <chart:domain table:cell-range-address="Sheet1.A23:Sheet1.A3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3:Sheet1.A31</svg:desc>
                </draw:g>
              </table:table-cell>
              <table:table-cell office:value-type="float" office:value="-10.800982">
                <text:p>-10.800982</text:p>
                <draw:g>
                  <svg:desc>Sheet1.B23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0.685932">
                <text:p>-10.68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0.321712">
                <text:p>-10.321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0.233131">
                <text:p>-10.233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10.216932">
                <text:p>-10.216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10.241577">
                <text:p>-10.241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10.221467">
                <text:p>-10.221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10.236703">
                <text:p>-10.236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0.234718">
                <text:p>-10.234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4:Sheet1.B51" svg:x="0.32cm" svg:y="0.18cm" svg:width="12.508cm" svg:height="8.64cm">
          <chartooo:coordinate-region svg:x="1.338cm" svg:y="0.379cm" svg:width="11.3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4:Sheet1.B51" chart:class="chart:scatter">
            <chart:domain table:cell-range-address="Sheet1.A44:Sheet1.A5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4:Sheet1.A51</svg:desc>
                </draw:g>
              </table:table-cell>
              <table:table-cell office:value-type="float" office:value="-10.777769">
                <text:p>-10.777769</text:p>
                <draw:g>
                  <svg:desc>Sheet1.B44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.370905">
                <text:p>-10.370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0.243832">
                <text:p>-10.243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0.234206">
                <text:p>-10.234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.233251">
                <text:p>-10.233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0.233163">
                <text:p>-10.233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0.233159">
                <text:p>-10.23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0.233065">
                <text:p>-10.233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Sheet1.L2:Sheet1.M15" svg:x="0.32cm" svg:y="0.18cm" svg:width="12.455cm" svg:height="8.64cm">
          <chartooo:coordinate-region svg:x="1.153cm" svg:y="0.379cm" svg:width="11.25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15" chart:class="chart:scatter">
            <chart:domain table:cell-range-address="Sheet1.L2:Sheet1.L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L2:Sheet1.L15</svg:desc>
                </draw:g>
              </table:table-cell>
              <table:table-cell office:value-type="float" office:value="-3.386709">
                <text:p>-3.386709</text:p>
                <draw:g>
                  <svg:desc>Sheet1.M2:Sheet1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-3.43412">
                <text:p>-3.43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-3.535549">
                <text:p>-3.535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-3.621126">
                <text:p>-3.62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3.658362">
                <text:p>-3.658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">
                <text:p>550</text:p>
              </table:table-cell>
              <table:table-cell office:value-type="float" office:value="-3.665611">
                <text:p>-3.665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3.66659">
                <text:p>-3.66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">
                <text:p>650</text:p>
              </table:table-cell>
              <table:table-cell office:value-type="float" office:value="-3.671079">
                <text:p>-3.671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-3.67979">
                <text:p>-3.67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0">
                <text:p>750</text:p>
              </table:table-cell>
              <table:table-cell office:value-type="float" office:value="-3.689683">
                <text:p>-3.689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-3.697882">
                <text:p>-3.6978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0">
                <text:p>850</text:p>
              </table:table-cell>
              <table:table-cell office:value-type="float" office:value="-3.703061">
                <text:p>-3.703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-3.706128">
                <text:p>-3.706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0">
                <text:p>950</text:p>
              </table:table-cell>
              <table:table-cell office:value-type="float" office:value="-3.707715">
                <text:p>-3.7077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Sheet1.L17:Sheet1.M23" svg:x="0.32cm" svg:y="0.18cm" svg:width="12.455cm" svg:height="8.64cm">
          <chartooo:coordinate-region svg:x="1.153cm" svg:y="0.379cm" svg:width="11.52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17:Sheet1.M23" chart:class="chart:scatter">
            <chart:domain table:cell-range-address="Sheet1.L17:Sheet1.L2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L17:Sheet1.L23</svg:desc>
                </draw:g>
              </table:table-cell>
              <table:table-cell office:value-type="float" office:value="-3.09861">
                <text:p>-3.09861</text:p>
                <draw:g>
                  <svg:desc>Sheet1.M17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4.081401">
                <text:p>-4.081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3.656854">
                <text:p>-3.656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.808447">
                <text:p>-3.808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3.703061">
                <text:p>-3.703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3.745271">
                <text:p>-3.745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3.708929">
                <text:p>-3.7089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